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ct" table:style-name="ta1">
        <table:shapes>
          <draw:frame draw:z-index="0" draw:style-name="gr1" draw:text-style-name="P1" svg:width="846.79pt" svg:height="522.14pt" svg:x="116.25pt" svg:y="57.23pt">
            <loext:p draw:notify-on-update-of-ranges="dict.A1:dict.A20 dict.B1:dict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.993102608" calcext:value-type="float">
            <text:p>550.9931026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7.97111888" calcext:value-type="float">
            <text:p>907.971118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9.73683567" calcext:value-type="float">
            <text:p>1389.73683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33.55531848" calcext:value-type="float">
            <text:p>2033.555318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6.94395356" calcext:value-type="float">
            <text:p>2886.943953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08.82280391" calcext:value-type="float">
            <text:p>4308.822803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85.07338572" calcext:value-type="float">
            <text:p>5585.07338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35.5866931" calcext:value-type="float">
            <text:p>7335.58669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119.1766788" calcext:value-type="float">
            <text:p>11119.17667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38.5059259" calcext:value-type="float">
            <text:p>14138.50592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767.6546964" calcext:value-type="float">
            <text:p>20767.65469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630.3193513" calcext:value-type="float">
            <text:p>32630.31935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705.400103" calcext:value-type="float">
            <text:p>37705.400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398.2631296" calcext:value-type="float">
            <text:p>50398.26312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267.5263301" calcext:value-type="float">
            <text:p>64267.52633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426.3047587" calcext:value-type="float">
            <text:p>68426.30475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861.3330187" calcext:value-type="float">
            <text:p>75861.33301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322.8855238" calcext:value-type="float">
            <text:p>75322.88552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634.1933332" calcext:value-type="float">
            <text:p>81634.19333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430.3273623" calcext:value-type="float">
            <text:p>93430.3273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7:18:30.893417642</dc:date>
    <meta:editing-duration>PT30M47S</meta:editing-duration>
    <meta:editing-cycles>1</meta:editing-cycles>
    <meta:document-statistic meta:table-count="1" meta:cell-count="4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874cm" svg:height="18.421cm" xlink:href=".." xlink:type="simple" chart:class="chart:scatter" chart:style-name="ch1">
        <chart:legend chart:legend-position="end" svg:x="26.956cm" svg:y="8.911cm" style:legend-expansion="high" chart:style-name="ch2"/>
        <chart:plot-area chart:style-name="ch3" table:cell-range-address="dict.A1:dict.B20" svg:x="0.597cm" svg:y="0.368cm" svg:width="25.762cm" svg:height="17.685cm">
          <chartooo:coordinate-region svg:x="1.84cm" svg:y="0.567cm" svg:width="24.12cm" svg:height="16.8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ct.B1:dict.B20" chart:class="chart:scatter">
            <chart:domain table:cell-range-address="dict.A1:dict.A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ict.A1:dict.A20</svg:desc>
                </draw:g>
              </table:table-cell>
              <table:table-cell office:value-type="float" office:value="550.993102608">
                <text:p>550.993102608</text:p>
                <draw:g>
                  <svg:desc>dict.B1:dict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7.97111888">
                <text:p>907.97111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389.73683567">
                <text:p>1389.73683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33.55531848">
                <text:p>2033.55531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86.94395356">
                <text:p>2886.94395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08.82280391">
                <text:p>4308.82280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585.07338572">
                <text:p>5585.07338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335.5866931">
                <text:p>7335.586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1119.1766788">
                <text:p>11119.1766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4138.5059259">
                <text:p>14138.5059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0767.6546964">
                <text:p>20767.6546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630.3193513">
                <text:p>32630.3193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7705.400103">
                <text:p>37705.40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50398.2631296">
                <text:p>50398.2631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64267.5263301">
                <text:p>64267.5263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68426.3047587">
                <text:p>68426.3047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75861.3330187">
                <text:p>75861.3330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">
                <text:p>78</text:p>
              </table:table-cell>
              <table:table-cell office:value-type="float" office:value="75322.8855238">
                <text:p>75322.8855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81634.1933332">
                <text:p>81634.1933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93430.3273623">
                <text:p>93430.3273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